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1A382452A3C1222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667cm" svg:y="-1.138cm" svg:width="16.256cm" svg:height="12.192cm" draw:z-index="0"><draw:image xlink:href="Pictures/1000020100000280000001E01A382452A3C1222C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x="0.64cm" svg:y="0.646cm" svg:width="16.256cm" svg:height="12.192cm" draw:z-index="1"><draw:image xlink:href="Pictures/1000020100000280000001E01A382452A3C122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Linux_X86_64 LibreOffice_project/20$Build-2</meta:generator>
    <dc:date>2019-08-25T19:08:37.809673416</dc:date>
    <meta:editing-duration>PT1M1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